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0000000C70844669CB86985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master-page-name="Standard">
      <style:table-properties style:width="16cm" fo:margin-left="-0.191cm" fo:margin-top="0cm" fo:margin-bottom="0cm" style:page-number="auto" table:align="left" style:writing-mode="lr-tb"/>
    </style:style>
    <style:style style:name="Таблица1.A" style:family="table-column">
      <style:table-column-properties style:column-width="2.445cm"/>
    </style:style>
    <style:style style:name="Таблица1.B" style:family="table-column">
      <style:table-column-properties style:column-width="13.55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882cm" fo:margin-left="-0.191cm" fo:margin-top="0cm" fo:margin-bottom="0cm" table:align="left" style:writing-mode="lr-tb"/>
    </style:style>
    <style:style style:name="Таблица2.A" style:family="table-column">
      <style:table-column-properties style:column-width="16.191cm"/>
    </style:style>
    <style:style style:name="Таблица2.B" style:family="table-column">
      <style:table-column-properties style:column-width="0.691cm"/>
    </style:style>
    <style:style style:name="Таблица2.1" style:family="table-row">
      <style:table-row-properties style:min-row-height="7.892cm" fo:keep-together="auto"/>
    </style:style>
    <style:style style:name="Таблица2.A1" style:family="table-cell">
      <style:table-cell-properties fo:padding-left="0.191cm" fo:padding-right="0.191cm" fo:padding-top="0cm" fo:padding-bottom="0cm" fo:border="none"/>
    </style:style>
    <style:style style:name="P1"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189c2c" style:font-name-asian="Calibri" style:font-size-asian="12pt" style:font-weight-asian="bold" style:font-name-complex="Times New Roman1" style:font-size-complex="12pt"/>
    </style:style>
    <style:style style:name="P2" style:family="paragraph" style:parent-style-name="Standard">
      <style:paragraph-properties fo:margin-top="0cm" fo:margin-bottom="0cm" loext:contextual-spacing="false" fo:line-height="100%"/>
      <style:text-properties style:font-name="Times New Roman" fo:font-size="12pt" fo:font-weight="bold" officeooo:paragraph-rsid="00189c2c" style:font-name-asian="Calibri" style:font-size-asian="12pt" style:font-weight-asian="bold" style:font-name-complex="Times New Roman1" style:font-size-complex="12pt"/>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189c2c" style:font-name-asian="Calibri" style:font-size-asian="12pt" style:font-name-complex="Times New Roman1" style:font-size-complex="12pt"/>
    </style:style>
    <style:style style:name="P4" style:family="paragraph" style:parent-style-name="Standard">
      <style:paragraph-properties fo:margin-top="0cm" fo:margin-bottom="0cm" loext:contextual-spacing="false" fo:line-height="100%"/>
      <style:text-properties style:font-name="Times New Roman" fo:font-size="12pt" officeooo:paragraph-rsid="00189c2c" style:font-name-asian="Calibri" style:font-size-asian="12pt" style:font-name-complex="Times New Roman1" style:font-size-complex="12pt"/>
    </style:style>
    <style:style style:name="P5" style:family="paragraph" style:parent-style-name="Standard">
      <style:paragraph-properties fo:margin-top="0cm" fo:margin-bottom="0cm" loext:contextual-spacing="false" fo:line-height="100%" fo:text-align="center" style:justify-single-word="false"/>
      <style:text-properties style:font-name="Times New Roman" fo:font-size="12pt" fo:font-style="italic" officeooo:paragraph-rsid="00189c2c" style:font-name-asian="Calibri" style:font-size-asian="12pt" style:font-style-asian="italic" style:font-name-complex="Times New Roman1" style:font-size-complex="12pt"/>
    </style:style>
    <style:style style:name="P6" style:family="paragraph" style:parent-style-name="Standard">
      <style:paragraph-properties fo:margin-top="0cm" fo:margin-bottom="0cm" loext:contextual-spacing="false" fo:line-height="100%"/>
      <style:text-properties style:font-name="Times New Roman" fo:font-size="12pt" fo:font-style="italic" officeooo:paragraph-rsid="00189c2c" style:font-name-asian="Calibri" style:font-size-asian="12pt" style:font-style-asian="italic" style:font-name-complex="Times New Roman1" style:font-size-complex="12pt"/>
    </style:style>
    <style:style style:name="P7" style:family="paragraph" style:parent-style-name="Standard">
      <style:paragraph-properties fo:margin-top="0cm" fo:margin-bottom="0cm" loext:contextual-spacing="false" fo:line-height="100%" fo:text-align="center" style:justify-single-word="false"/>
      <style:text-properties fo:font-size="12pt" officeooo:paragraph-rsid="00189c2c" style:font-size-asian="12pt" style:font-size-complex="12pt"/>
    </style:style>
    <style:style style:name="P8" style:family="paragraph" style:parent-style-name="Standard">
      <style:paragraph-properties fo:margin-top="0cm" fo:margin-bottom="0cm" loext:contextual-spacing="false" fo:line-height="100%"/>
      <style:text-properties fo:font-size="12pt" officeooo:paragraph-rsid="00189c2c" style:font-size-asian="12pt" style:font-size-complex="12pt"/>
    </style:style>
    <style:style style:name="P9" style:family="paragraph" style:parent-style-name="Standard">
      <style:paragraph-properties fo:margin-top="0cm" fo:margin-bottom="0cm" loext: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12pt" fo:font-weight="bold" officeooo:paragraph-rsid="00189c2c" style:font-name-asian="Calibri" style:font-size-asian="12pt" style:font-weight-asian="bold" style:font-name-complex="Times New Roman1" style:font-size-complex="12pt"/>
    </style:style>
    <style:style style:name="P10"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text-properties style:font-name="Times New Roman" fo:font-size="12pt" fo:font-weight="bold" officeooo:paragraph-rsid="00189c2c" style:font-name-asian="Calibri" style:font-size-asian="12pt" style:font-weight-asian="bold" style:font-name-complex="Times New Roman1" style:font-size-complex="12pt"/>
    </style:style>
    <style:style style:name="P11" style:family="paragraph" style:parent-style-name="Text_20_body">
      <style:paragraph-properties fo:text-align="center" style:justify-single-word="false"/>
      <style:text-properties fo:font-size="12pt" officeooo:rsid="0017b7cb" officeooo:paragraph-rsid="00189c2c" style:font-size-asian="12pt" style:font-size-complex="12pt"/>
    </style:style>
    <style:style style:name="P12" style:family="paragraph" style:parent-style-name="Text_20_body">
      <style:paragraph-properties fo:text-align="start" style:justify-single-word="false"/>
      <style:text-properties fo:font-size="12pt" fo:font-weight="bold" officeooo:rsid="00189c2c" officeooo:paragraph-rsid="00189c2c" style:font-size-asian="12pt" style:font-weight-asian="bold" style:font-size-complex="12pt" style:font-weight-complex="bold"/>
    </style:style>
    <style:style style:name="P13" style:family="paragraph" style:parent-style-name="Text_20_body">
      <style:paragraph-properties fo:text-align="start" style:justify-single-word="false"/>
      <style:text-properties fo:font-size="12pt" fo:font-weight="normal" officeooo:rsid="00189c2c" officeooo:paragraph-rsid="00189c2c" style:font-size-asian="12pt" style:font-weight-asian="normal" style:font-size-complex="12pt" style:font-weight-complex="normal"/>
    </style:style>
    <style:style style:name="P14" style:family="paragraph" style:parent-style-name="Text_20_body">
      <style:text-properties officeooo:paragraph-rsid="00189c2c"/>
    </style:style>
    <style:style style:name="P15" style:family="paragraph" style:parent-style-name="Text_20_body" style:list-style-name="L1"/>
    <style:style style:name="P16" style:family="paragraph" style:parent-style-name="Text_20_body" style:list-style-name="L1">
      <style:text-properties officeooo:paragraph-rsid="00189c2c"/>
    </style:style>
    <style:style style:name="P17" style:family="paragraph" style:parent-style-name="Text_20_body" style:list-style-name="L1">
      <style:paragraph-properties fo:text-align="start" style:justify-single-word="false"/>
      <style:text-properties fo:font-size="12pt" fo:font-weight="normal" officeooo:rsid="00189c2c" officeooo:paragraph-rsid="00189c2c"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fo:font-size="12pt" fo:font-weight="normal" officeooo:rsid="0020830b" officeooo:paragraph-rsid="0020830b"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fo:font-size="12pt" officeooo:rsid="0017b7cb" officeooo:paragraph-rsid="00189c2c" style:font-size-asian="12pt" style:font-size-complex="12pt"/>
    </style:style>
    <style:style style:name="P20" style:family="paragraph" style:parent-style-name="Text_20_body">
      <style:text-properties officeooo:paragraph-rsid="001cf0c5"/>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break-before="page"/>
    </style:style>
    <style:style style:name="T1" style:family="text">
      <style:text-properties style:font-name="Times New Roman" style:font-name-asian="Calibri" style:font-name-complex="Times New Roman1"/>
    </style:style>
    <style:style style:name="T2" style:family="text">
      <style:text-properties style:font-name="Times New Roman" style:font-name-asian="Calibri" style:font-name-complex="Times New Roman1" style:font-style-complex="italic"/>
    </style:style>
    <style:style style:name="T3" style:family="text">
      <style:text-properties style:font-name="Times New Roman" style:text-underline-style="solid" style:text-underline-width="auto" style:text-underline-color="font-color" style:font-name-asian="Calibri" style:font-name-complex="Times New Roman1"/>
    </style:style>
    <style:style style:name="T4" style:family="text">
      <style:text-properties style:font-name="Times New Roman" style:text-underline-style="solid" style:text-underline-width="auto" style:text-underline-color="font-color" style:font-name-asian="Calibri" style:font-name-complex="Times New Roman1" style:font-style-complex="italic"/>
    </style:style>
    <style:style style:name="T5" style:family="text">
      <style:text-properties style:font-name="Times New Roman" style:text-underline-style="solid" style:text-underline-width="auto" style:text-underline-color="font-color" fo:font-weight="bold" officeooo:rsid="00189c2c" style:font-name-asian="Calibri" style:font-weight-asian="bold" style:font-name-complex="Times New Roman1"/>
    </style:style>
    <style:style style:name="T6" style:family="text">
      <style:text-properties style:font-name="Times New Roman" style:text-underline-style="solid" style:text-underline-width="auto" style:text-underline-color="font-color" fo:font-weight="normal" style:font-name-asian="Calibri" style:font-weight-asian="normal" style:font-name-complex="Times New Roman1" style:font-weight-complex="normal"/>
    </style:style>
    <style:style style:name="T7" style:family="text">
      <style:text-properties style:font-name="Times New Roman" style:text-underline-style="solid" style:text-underline-width="auto" style:text-underline-color="font-color" fo:font-weight="normal" officeooo:rsid="001615c2" style:font-name-asian="Calibri" style:font-weight-asian="normal" style:font-name-complex="Times New Roman1" style:font-weight-complex="normal"/>
    </style:style>
    <style:style style:name="T8" style:family="text">
      <style:text-properties style:font-name="Times New Roman" style:text-underline-style="solid" style:text-underline-width="auto" style:text-underline-color="font-color" fo:font-weight="normal" officeooo:rsid="00189c2c" style:font-name-asian="Calibri" style:font-weight-asian="normal" style:font-name-complex="Times New Roman1" style:font-weight-complex="normal"/>
    </style:style>
    <style:style style:name="T9" style:family="text">
      <style:text-properties style:font-name="Times New Roman" fo:font-weight="bold" style:font-name-asian="Calibri" style:font-weight-asian="bold" style:font-name-complex="Times New Roman1"/>
    </style:style>
    <style:style style:name="T10" style:family="text">
      <style:text-properties fo:font-weight="normal" style:font-weight-asian="normal" style:font-weight-complex="normal"/>
    </style:style>
    <style:style style:name="T11" style:family="text">
      <style:text-properties fo:font-weight="normal" officeooo:rsid="001bae0f" style:font-weight-asian="normal" style:font-weight-complex="normal"/>
    </style:style>
    <style:style style:name="T12" style:family="text">
      <style:text-properties fo:font-weight="normal" officeooo:rsid="001cf0c5" style:font-weight-asian="normal" style:font-weight-complex="normal"/>
    </style:style>
    <style:style style:name="T13" style:family="text">
      <style:text-properties fo:font-weight="normal" officeooo:rsid="001ed2db" style:font-weight-asian="normal" style:font-weight-complex="normal"/>
    </style:style>
    <style:style style:name="T14" style:family="text">
      <style:text-properties fo:language="en" fo:country="US"/>
    </style:style>
    <style:style style:name="T15" style:family="text">
      <style:text-properties fo:font-size="14pt" style:font-size-asian="14pt" style:font-style-complex="italic"/>
    </style:style>
    <style:style style:name="T16" style:family="text">
      <style:text-properties fo:font-size="14pt" fo:font-weight="bold" style:font-size-asian="14pt" style:font-weight-asian="bold" style:font-style-complex="italic" style:font-weight-complex="bold"/>
    </style:style>
    <style:style style:name="T17" style:family="text">
      <style:text-properties officeooo:rsid="001cf0c5"/>
    </style:style>
    <style:style style:name="T18" style:family="text">
      <style:text-properties fo:color="#24292e" fo:font-size="14pt" fo:language="en" fo:country="US" style:font-size-asian="14pt" style:font-size-complex="14pt"/>
    </style:style>
    <style:style style:name="T19" style:family="text">
      <style:text-properties fo:color="#24292e" fo:font-size="14pt" fo:language="en" fo:country="US" officeooo:rsid="001cf0c5" style:font-size-asian="14pt" style:font-size-complex="14pt"/>
    </style:style>
    <style:style style:name="T20" style:family="text">
      <style:text-properties fo:color="#24292e" fo:font-size="14pt" fo:language="en" fo:country="US" fo:font-weight="normal" style:font-size-asian="14pt" style:font-weight-asian="normal" style:font-size-complex="14pt" style:font-weight-complex="normal"/>
    </style:style>
    <style:style style:name="T21" style:family="text">
      <style:text-properties fo:color="#24292e" fo:font-size="14pt" officeooo:rsid="0020830b" style:font-size-asian="14pt" style:font-size-complex="14pt"/>
    </style:style>
    <style:style style:name="T22" style:family="text">
      <style:text-properties fo:color="#24292e" fo:font-size="14pt" fo:font-weight="normal" officeooo:rsid="0020830b" style:font-size-asian="14pt" style:font-weight-asian="normal" style:font-size-complex="14pt" style:font-weight-complex="normal"/>
    </style:style>
    <style:style style:name="T23" style:family="text">
      <style:text-properties fo:font-weight="bold" style:font-weight-asian="bold" style:font-weight-complex="bold"/>
    </style:style>
    <style:style style:name="T24" style:family="text">
      <style:text-properties officeooo:rsid="001ed2db"/>
    </style:style>
    <style:style style:name="T25" style:family="text">
      <style:text-properties officeooo:rsid="0020830b"/>
    </style:style>
    <style:style style:name="T26" style:family="text">
      <style:text-properties fo:font-size="12pt" fo:font-weight="normal" officeooo:rsid="0020830b" style:font-size-asian="12pt" style:font-weight-asian="normal" style:font-size-complex="12pt" style:font-weight-complex="normal"/>
    </style:style>
    <style:style style:name="fr1"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1" draw:name="Рисунок 2" text:anchor-type="char" svg:x="-0.039cm" svg:y="0.582cm" svg:width="2.037cm" svg:height="2.302cm" draw:z-index="0"><draw:image xlink:href="Pictures/10000000000000B0000000C70844669CB86985F3.jpg" xlink:type="simple" xlink:show="embed" xlink:actuate="onLoad" loext:mime-type="image/jpeg"/><svg:desc>Gerb-BMSTU_01</svg:desc><draw:contour-polygon svg:width="1.991cm" svg:height="2.288cm" svg:viewBox="0 0 1991 2288" draw:points="14,0 14,2288 2005,2288 2005,0" draw:recreate-on-edit="false"/></draw:frame></text:p>
          </table:table-cell>
          <table:table-cell table:style-name="Таблица1.A1" office:value-type="string">
            <text:p text:style-name="P1">Министерство науки и высшего образования Российской Федерации</text:p>
            <text:p text:style-name="P1">Федеральное государственное бюджетное образовательное учреждение </text:p>
            <text:p text:style-name="P1">высшего образования</text:p>
            <text:p text:style-name="P10">«Московский государственный технический университет</text:p>
            <text:p text:style-name="P10">имени Н.Э. Баумана</text:p>
            <text:p text:style-name="P1">(национальный исследовательский университет)»</text:p>
            <text:p text:style-name="P1">(МГТУ им. Н.Э. Баумана)</text:p>
          </table:table-cell>
        </table:table-row>
      </table:table>
      <text:p text:style-name="P9"/>
      <text:p text:style-name="P2"/>
      <text:p text:style-name="P8"><text:span text:style-name="T1">ФАКУЛЬТЕТ </text:span><text:span text:style-name="T3"><text:s/>«Информатика и системы управления»</text:span><text:span text:style-name="T1">_________________________________</text:span></text:p>
      <text:p text:style-name="P4"/>
      <text:p text:style-name="P8"><text:span text:style-name="T1">КАФЕДРА </text:span><text:span text:style-name="T3"><text:s/></text:span><text:span text:style-name="T4">«Программное обеспечение ЭВМ и информационные технологии»</text:span><text:span text:style-name="T2">___________</text:span></text:p>
      <text:p text:style-name="P6"/>
      <text:p text:style-name="P6"/>
      <text:p text:style-name="P6"/>
      <text:p text:style-name="P6"/>
      <text:p text:style-name="P6"/>
      <text:p text:style-name="P6"/>
      <text:p text:style-name="P4"/>
      <text:p text:style-name="P7"><text:span text:style-name="T9">Лабораторная работа № </text:span><text:span text:style-name="T5">3</text:span></text:p>
      <text:p text:style-name="P1"/>
      <text:p text:style-name="P1"/>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
            <text:p text:style-name="P8"><text:span text:style-name="T9">Тема <text:s/></text:span><text:span text:style-name="T8">Работа интерпретатора Lisp</text:span></text:p>
            <text:p text:style-name="P2"/>
            <text:p text:style-name="P8"><text:span text:style-name="T9">Студент </text:span><text:span text:style-name="T7">Сушина А.Д.</text:span></text:p>
            <text:p text:style-name="P2"/>
            <text:p text:style-name="P8"><text:span text:style-name="T9">Группа <text:s/></text:span><text:span text:style-name="T7">ИУ7-61б</text:span></text:p>
            <text:p text:style-name="P2"/>
            <text:p text:style-name="P2">Оценка (баллы) _______________</text:p>
            <text:p text:style-name="P2"/>
            <text:p text:style-name="P8"><text:span text:style-name="T9">Преподаватель</text:span><text:span text:style-name="T6"> </text:span><text:span text:style-name="T7">Толпинская Н.Б.</text:span></text:p>
          </table:table-cell>
          <table:table-cell table:style-name="Таблица2.A1" office:value-type="string">
            <text:p text:style-name="P1"/>
            <text:p text:style-name="P1"/>
            <text:p text:style-name="P1"/>
            <text:p text:style-name="P1"/>
          </table:table-cell>
        </table:table-row>
      </table:table>
      <text:p text:style-name="P1"/>
      <text:p text:style-name="P1"/>
      <text:p text:style-name="P1"/>
      <text:p text:style-name="P1"/>
      <text:p text:style-name="P6"/>
      <text:p text:style-name="P6"/>
      <text:p text:style-name="P6"/>
      <text:p text:style-name="P6"/>
      <text:p text:style-name="P6"/>
      <text:p text:style-name="P5"/>
      <text:p text:style-name="P3">Москва. <text:s/></text:p>
      <text:p text:style-name="P11"><text:span text:style-name="T1">2020</text:span><text:bookmark text:name="_GoBack"/><text:span text:style-name="T1"> г.</text:span></text:p>
      <text:p text:style-name="P22">Цель работы: приобрести навыки использования стандартных функций Lisp. </text:p>
      <text:p text:style-name="P19"><text:span text:style-name="Strong_20_Emphasis">1. Составить диаграмму вычисления следующих выражений:</text:span></text:p>
      <text:p text:style-name="Text_20_body">(equal 3 (abs - 3))<text:line-break/>(equal (* 2 3) (+ 7 2))<text:line-break/>(equal (+ 1 2) 3)<text:line-break/>(equal (- 7 3) (* 3 2))<text:line-break/>(equal (* 4 7) 21)<text:line-break/>(equal (abs (- 2 4)) 3))</text:p>
      <text:p text:style-name="Text_20_body"><text:span text:style-name="Strong_20_Emphasis">2. Написать функцию, вычисляющую гипотенузу прямоугольного треугольника по заданным катетам и составить диаграмму её вычисления.</text:span></text:p>
      <text:p text:style-name="P20"><text:span text:style-name="Strong_20_Emphasis"><text:span text:style-name="T11">(defun f</text:span></text:span><text:span text:style-name="Strong_20_Emphasis"><text:span text:style-name="T12">1 </text:span></text:span><text:span text:style-name="Strong_20_Emphasis"><text:span text:style-name="T11">(a b) <text:line-break/> <text:s text:c="3"/>(</text:span></text:span><text:span text:style-name="Strong_20_Emphasis"><text:span text:style-name="T12">sqrt (+ (* a a) (* b b) ) </text:span></text:span><text:span text:style-name="Strong_20_Emphasis"><text:span text:style-name="T11">) )</text:span></text:span></text:p>
      <text:p text:style-name="P20"><text:span text:style-name="Strong_20_Emphasis"><text:span text:style-name="T12">&gt; (f1 3 4) → 5</text:span></text:span></text:p>
      <text:p text:style-name="Text_20_body"><text:span text:style-name="Strong_20_Emphasis">3. Написать функцию, вычисляющую объем параллелепипеда по 3-м его сторонам, и составить диаграмму ее вычисления.</text:span></text:p>
      <text:p text:style-name="P20"><text:span text:style-name="Strong_20_Emphasis"><text:span text:style-name="T12">(defun f2 (a b c) </text:span></text:span></text:p>
      <text:p text:style-name="P20"><text:span text:style-name="Strong_20_Emphasis"><text:span text:style-name="T12"><text:s text:c="4"/>(* a b c))</text:span></text:span></text:p>
      <text:p text:style-name="P20"><text:span text:style-name="Strong_20_Emphasis"><text:span text:style-name="T12">&gt; (f2 2 3 4) → 24 </text:span></text:span></text:p>
      <text:p text:style-name="Text_20_body"><text:span text:style-name="Strong_20_Emphasis">4. Каковы результаты вычисления следующих выражений?</text:span></text:p>
      <text:p text:style-name="Text_20_body">(list 'a c) →<text:span text:style-name="T17"> The variable C is unbound.</text:span><text:line-break/>(cons'a'b'c) →<text:span text:style-name="T17"> Invalid number of arguments: 3</text:span><text:line-break/>(cons'a (b c)) → <text:span text:style-name="T17">The variable c is unbound.</text:span><text:line-break/>(list 'a (b c)) →<text:span text:style-name="T17"> The variable c is unbound.</text:span><text:line-break/>(cons'a '(b c)) →<text:span text:style-name="T17"> (a b c) </text:span><text:line-break/>(list a '(b c)) →<text:span text:style-name="T17"> The varialbe A is unbound.</text:span><text:line-break/>(caddy (1 2 3 4 5)) → <text:span text:style-name="T14">Execution of a form compiled with errors. Form: (1 2 3 4 5)</text:span></text:p>
      <text:p text:style-name="Text_20_body"><text:span text:style-name="T14">Compile-time error: illegal function call</text:span><text:line-break/>(list (+ 1 '(length '(1 2 3)))) →<text:span text:style-name="T17"> </text:span><text:span text:style-name="T14">The value (LENGTH '(1 2 3)) is not of type NUMBER</text:span></text:p>
      <text:p text:style-name="Text_20_body"><text:span text:style-name="Strong_20_Emphasis">5. Написать функцию longer_then от двух списков-аргументов, которая возвращает Т, если первый аргумент имеет большую длину.</text:span></text:p>
      <text:p text:style-name="Text_20_body"><text:span text:style-name="Strong"><text:span text:style-name="T10">(defun longer (a1 a2)</text:span></text:span></text:p>
      <text:p text:style-name="Text_20_body"><text:span text:style-name="Strong"><text:span text:style-name="T10"><text:s text:c="5"/>(&gt; (length a1) (length a2)))</text:span></text:span></text:p>
      <text:p text:style-name="P21">&gt; (longer '(<text:span text:style-name="T24">a b c d</text:span>) '(<text:span text:style-name="T24">a b</text:span>)) -&gt; T</text:p>
      <text:p text:style-name="Text_20_body"><text:span text:style-name="Strong"><text:span text:style-name="T10">&gt; (longer '(</text:span></text:span><text:span text:style-name="Strong"><text:span text:style-name="T13">a b</text:span></text:span><text:span text:style-name="Strong"><text:span text:style-name="T10">) '(</text:span></text:span><text:span text:style-name="Strong"><text:span text:style-name="T13">a b c d</text:span></text:span><text:span text:style-name="Strong"><text:span text:style-name="T10">)) -&gt; NIL</text:span></text:span></text:p>
      <text:p text:style-name="Text_20_body"><text:span text:style-name="Strong_20_Emphasis">6. Каковы результаты вычисления следующих выражений?</text:span></text:p>
      <text:p text:style-name="P20">(cons 3 (list 5 6)) <text:span text:style-name="T17">= (3 5 6)</text:span><text:line-break/>(cons 3 '(list 5 6)) <text:span text:style-name="T17">= (3 list 5 6)</text:span><text:line-break/><text:soft-page-break/>(list 3 'from 9 'lives (- 9 3)) <text:span text:style-name="T17">= (3 from 9 lives 6)</text:span><text:line-break/>(+ (length for 2 too)) <text:span text:style-name="T17">= </text:span><text:span text:style-name="T19">The variable FOR is unbound</text:span><text:line-break/>(car '(21 22 23))) <text:span text:style-name="T17">= 21</text:span><text:line-break/>(cdr ' (cons is short for ans)) <text:span text:style-name="T17">= (is short for ans)</text:span><text:line-break/>(car (list one two)) <text:span text:style-name="T17">= The variable one is unbound</text:span><text:line-break/>(car (list 'one 'two)) <text:span text:style-name="T17">= one</text:span></text:p>
      <text:p text:style-name="Text_20_body"/>
      <text:p text:style-name="P12">Ответы на вопросы:</text:p>
      <text:p text:style-name="P13">1. Базис Lisp</text:p>
      <text:p text:style-name="P14"><text:span text:style-name="Strong"><text:span text:style-name="T10">Базис</text:span></text:span><text:span text:style-name="Strong"> – </text:span>это минимально необходимый набор конструкций, с помощью которого можно реализовать задачу.</text:p>
      <text:p text:style-name="P13">Базис <text:span text:style-name="T14">Lisp</text:span> образуют: атомы, структуры, базовые функции, базовые функционалы.</text:p>
      <text:p text:style-name="P13">2. <text:span text:style-name="T25">К</text:span>лассификаци<text:span text:style-name="T25">я</text:span> функций Lisp</text:p>
      <text:list xml:id="list2553350042" text:style-name="L1">
        <text:list-item>
          <text:p text:style-name="P16">Базовые функции — принимают фиксированное количество аргументов</text:p>
          <text:list>
            <text:list-item>
              <text:p text:style-name="P15">Селекторы (<text:span text:style-name="T14">car, cdr)</text:span></text:p>
            </text:list-item>
            <text:list-item>
              <text:p text:style-name="P15">Конструкторы<text:span text:style-name="T14"> (cons)</text:span></text:p>
            </text:list-item>
            <text:list-item>
              <text:p text:style-name="P15">Предикаты <text:span text:style-name="T14">(atom, Null, lisp, ..)</text:span></text:p>
            </text:list-item>
            <text:list-item>
              <text:p text:style-name="P15">Функции сравнения (<text:span text:style-name="T14">eq</text:span>, <text:span text:style-name="T14">eql</text:span>, =, <text:span text:style-name="T14">equal</text:span>, <text:span text:style-name="T14">equalp</text:span>)</text:p>
            </text:list-item>
          </text:list>
        </text:list-item>
        <text:list-item>
          <text:p text:style-name="P16">Формы – принимают не фиксированное количество аргументов или обрабатывают аргументы по разному</text:p>
        </text:list-item>
        <text:list-item>
          <text:p text:style-name="P17">Функционалы – используют другие функции в качестве аргументов или вырабатывают в качестве результатов</text:p>
        </text:list-item>
      </text:list>
      <text:p text:style-name="P18">3. Как представлены списки</text:p>
      <text:p text:style-name="Text_20_body"><text:span text:style-name="Strong"><text:span text:style-name="T10">Списки представлены с помощью списковых ячеек.</text:span></text:span><text:span text:style-name="Strong"><text:span text:style-name="T22"> </text:span></text:span><text:span text:style-name="T26">Списочная ячейка состоит из двух частей, полей car и cdr. Каждое из полей содержит указатель. Указатель может ссылаться на другую списочную ячейку или на некоторый другой Lisp объект, как, например, атом. Указатели между ячейками образуют как бы цепочку, по которой можно из предыдущей ячейки попасть в следующую и так, наконец, до атомарных объектов. Каждый известный системе атом записан в определённом месте памяти лишь один раз.</text:span></text:p>
      <text:p text:style-name="P13"><text:span text:style-name="T25">4</text:span>. Как работают CAR и CDR</text:p>
      <text:p text:style-name="P14"><text:span text:style-name="T14">CAR</text:span> и <text:span text:style-name="T14">CDR</text:span> являются базовыми функциями доступа к данным. <text:span text:style-name="T14">CAR</text:span> принимает точечную пару или пустой список в качестве аргумента и возвращает первый элемент или <text:span text:style-name="T14">nil</text:span>, соответственно. <text:span text:style-name="T14">CDR</text:span> принимает точечную пару или пустой список и возвращает список состоящий из всех элементов, кроме первого. Если в списке меньше двух элементов, то возвращается <text:span text:style-name="T14">Nil</text:span>.</text:p>
      <text:p text:style-name="P13"><text:span text:style-name="T25">5</text:span>. Отличия list и сons</text:p>
      <text:p text:style-name="Text_20_body"><text:span text:style-name="T14">LIST</text:span> и <text:span text:style-name="T14">CONS</text:span> являются функциями создания списков (<text:span text:style-name="T14">cons</text:span> – базовая, <text:span text:style-name="T14">list</text:span> – нет).</text:p>
      <text:p text:style-name="Text_20_body"><text:soft-page-break/>Функция <text:span text:style-name="T14">cons</text:span> создает списочную ячейку и устанавливает два указателя на аргументы. Функция <text:span text:style-name="T14">list</text:span> принимает переменное число аргументов и возвращает список, элементы которого – переданные в функцию аргументы.</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ru" style:country-asian="RU"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4" style:display-name="ListLabel 44" style:family="text">
      <style:text-properties fo:font-size="14pt"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3:57:19.238816714</meta:creation-date>
    <meta:editing-duration>PT9M46S</meta:editing-duration>
    <meta:editing-cycles>3</meta:editing-cycles>
    <meta:generator>LibreOffice/6.0.7.3$Linux_X86_64 LibreOffice_project/00m0$Build-3</meta:generator>
    <dc:date>2020-02-26T16:13:47.420539270</dc:date>
    <meta:document-statistic meta:table-count="2" meta:image-count="1" meta:object-count="0" meta:page-count="4" meta:paragraph-count="56" meta:word-count="667" meta:character-count="4133" meta:non-whitespace-character-count="3497"/>
  </office:meta>
</office:document-meta>
</file>